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.826cm" fo:min-width="4.876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objectwithoutfill">
      <style:graphic-properties svg:stroke-width="0.05cm" svg:stroke-color="#00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.25cm" fo:min-width="3.101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.643cm" fo:min-width="1.317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.507cm" fo:min-width="4.856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000000" draw:marker-start-width="0.355cm" draw:marker-end-width="0.355cm" draw:fill="none" draw:fill-color="#ffffff" fo:min-height="0.9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000000" draw:marker-start-width="0.355cm" draw:marker-end-width="0.355cm" draw:fill="none" draw:fill-color="#ffffff" fo:min-height="1.423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.776cm" fo:min-width="4.826cm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fo:min-height="0.628cm"/>
    </style:style>
    <style:style style:name="gr12" style:family="graphic" style:parent-style-name="standard">
      <style:graphic-properties draw:stroke="none" draw:fill="none" fo:min-height="1.882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draw:stroke="none" draw:fill="none" fo:min-height="2.509cm"/>
    </style:style>
    <style:style style:name="gr15" style:family="graphic" style:parent-style-name="objectwithoutfill">
      <style:graphic-properties draw:stroke="dash" draw:stroke-dash="Fine_20_Dashe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none" fo:min-height="2.846cm"/>
    </style:style>
    <style:style style:name="gr17" style:family="graphic" style:parent-style-name="standard">
      <style:graphic-properties draw:stroke="none" draw:fill="none" fo:min-height="1.845cm"/>
    </style:style>
    <style:style style:name="gr18" style:family="graphic" style:parent-style-name="standard">
      <style:graphic-properties draw:stroke="none" draw:fill="none" fo:min-height="1.95cm"/>
    </style:style>
    <style:style style:name="gr19" style:family="graphic" style:parent-style-name="standard">
      <style:graphic-properties draw:stroke="none" draw:fill="none" fo:min-height="1.74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6c3b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ce181e" fo:font-size="16pt" style:font-size-asian="16pt" style:font-size-complex="16pt"/>
    </style:style>
    <style:style style:name="T11" style:family="text">
      <style:text-properties fo:color="#182f7c" fo:font-size="16pt" style:font-size-asian="16pt" style:font-size-complex="16pt"/>
    </style:style>
    <style:style style:name="T12" style:family="text">
      <style:text-properties fo:color="#6b6400" fo:font-size="16pt" style:font-size-asian="16pt" style:font-size-complex="16pt"/>
    </style:style>
    <style:style style:name="T13" style:family="text">
      <style:text-properties fo:color="#95231f" fo:font-size="16pt" style:font-size-asian="16pt" style:font-size-complex="16pt"/>
    </style:style>
    <style:style style:name="T14" style:family="text">
      <style:text-properties fo:color="#00a65d" fo:font-size="16pt" style:font-size-asian="16pt" style:font-size-complex="16pt"/>
    </style:style>
    <style:style style:name="T15" style:family="text">
      <style:text-properties fo:color="#684703" fo:font-size="16pt" style:font-size-asian="16pt" style:font-size-complex="16pt"/>
    </style:style>
    <style:style style:name="T16" style:family="text">
      <style:text-properties fo:color="#0066b3" fo:font-size="16pt" fo:background-color="transparent" style:font-size-asian="16pt" style:font-size-complex="16pt"/>
    </style:style>
    <style:style style:name="T17" style:family="text">
      <style:text-properties fo:color="#f37b70" fo:font-size="16pt" style:font-size-asian="16pt" style:font-size-complex="16pt"/>
    </style:style>
    <style:style style:name="T18" style:family="text">
      <style:text-properties fo:color="#33002b" fo:font-size="16pt" fo:background-color="transparen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6cm" svg:height="2.3cm" svg:x="6.5cm" svg:y="10cm">
          <text:p text:style-name="P1">Dictionary-Based</text:p>
          <text:p text:style-name="P1">Steganography</text:p>
          <text:p text:style-name="P1">Algorith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1" draw:id="id1" draw:layer="layout" svg:width="1.3cm" svg:height="1.3cm" svg:x="2.5cm" svg:y="10.5cm">
          <draw:text-box>
            <text:p><text:span text:style-name="T1">k</text:span><text:span text:style-name="T2">s</text:span></text:p>
          </draw:text-box>
        </draw:frame>
        <draw:connector draw:style-name="gr3" draw:text-style-name="P2" draw:layer="layout" draw:type="line" svg:x1="3.8cm" svg:y1="11.15cm" svg:x2="6.5cm" svg:y2="11.15cm" draw:start-shape="id1" draw:start-glue-point="1" draw:end-shape="id2" draw:end-glue-point="3" svg:d="M3800 11150h2700" svg:viewBox="0 0 2701 1">
          <text:p/>
        </draw:connector>
        <draw:custom-shape draw:style-name="gr4" draw:text-style-name="P2" xml:id="id3" draw:id="id3" draw:layer="layout" svg:width="3.6cm" svg:height="2.4cm" svg:x="14.7cm" svg:y="10cm">
          <text:p text:style-name="P1">Dictionary</text:p>
          <text:p text:style-name="P1"><text:span text:style-name="T3">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2" draw:layer="layout" draw:type="line" svg:x1="14.7cm" svg:y1="11.2cm" svg:x2="12.1cm" svg:y2="11.15cm" draw:start-shape="id3" draw:start-glue-point="6" draw:end-shape="id2" draw:end-glue-point="1" svg:d="M14700 11200l-2600-50" svg:viewBox="0 0 2601 51">
          <text:p/>
        </draw:connector>
        <draw:custom-shape draw:style-name="gr5" draw:text-style-name="P2" xml:id="id4" draw:id="id4" draw:layer="layout" svg:width="1.866cm" svg:height="2.2cm" svg:x="15.563cm" svg:y="2.4cm">
          <text:p text:style-name="P1"><text:span text:style-name="T4">English</text:span></text:p>
          <text:p text:style-name="P1"><text:span text:style-name="T4">word</text:span></text:p>
          <text:p text:style-name="P1"><text:span text:style-name="T4">fi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" xml:id="id5" draw:id="id5" draw:layer="layout" svg:width="5.6cm" svg:height="2.001cm" svg:x="13.701cm" svg:y="6.2cm">
          <text:p text:style-name="P1">Build Diction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6.496cm" svg:y1="4.6cm" svg:x2="16.501cm" svg:y2="6.2cm" draw:start-shape="id4" draw:start-glue-point="6" draw:end-shape="id5" draw:end-glue-point="0" svg:d="M16496 4600l5 1600" svg:viewBox="0 0 6 1601">
          <text:p/>
        </draw:connector>
        <draw:connector draw:style-name="gr7" draw:text-style-name="P2" draw:layer="layout" draw:type="line" svg:x1="16.501cm" svg:y1="8.201cm" svg:x2="16.5cm" svg:y2="10cm" draw:start-shape="id5" draw:start-glue-point="2" draw:end-shape="id3" draw:end-glue-point="5" svg:d="M16501 8201l-1 1799" svg:viewBox="0 0 2 1800">
          <text:p text:style-name="P1"><text:s text:c="4"/><text:span text:style-name="T3">D</text:span></text:p>
        </draw:connector>
        <draw:connector draw:style-name="gr3" draw:text-style-name="P2" draw:layer="layout" draw:type="line" svg:x1="9.297cm" svg:y1="8.3cm" svg:x2="9.3cm" svg:y2="10cm" draw:start-shape="id6" draw:start-glue-point="2" draw:end-shape="id2" draw:end-glue-point="0" svg:d="M9297 8300l3 1700" svg:viewBox="0 0 4 1701">
          <text:p/>
        </draw:connector>
        <draw:frame draw:style-name="gr8" draw:text-style-name="P4" xml:id="id6" draw:id="id6" draw:layer="layout" svg:width="4.1cm" svg:height="1.2cm" svg:x="7.247cm" svg:y="7.1cm">
          <draw:text-box>
            <text:p>Plaintext (p)</text:p>
          </draw:text-box>
        </draw:frame>
        <draw:frame draw:style-name="gr9" draw:text-style-name="P5" xml:id="id7" draw:id="id7" draw:layer="layout" svg:width="5.3cm" svg:height="1.723cm" svg:x="6.662cm" svg:y="13.877cm">
          <draw:text-box>
            <text:p text:style-name="P1">Word Sequence (<text:span text:style-name="T3">W’</text:span>)</text:p>
          </draw:text-box>
        </draw:frame>
        <draw:connector draw:style-name="gr3" draw:text-style-name="P2" draw:layer="layout" draw:type="line" svg:x1="9.3cm" svg:y1="12.3cm" svg:x2="9.312cm" svg:y2="13.877cm" draw:start-shape="id2" draw:start-glue-point="2" draw:end-shape="id7" draw:end-glue-point="0" svg:d="M9300 12300l12 1577" svg:viewBox="0 0 13 1578">
          <text:p/>
        </draw:connector>
        <draw:custom-shape draw:style-name="gr10" draw:text-style-name="P2" xml:id="id9" draw:id="id9" draw:layer="layout" svg:width="5.6cm" svg:height="2.3cm" svg:x="6.5cm" svg:y="17.3cm">
          <text:p text:style-name="P1">Text </text:p>
          <text:p text:style-name="P1">Permutation 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8" draw:id="id8" draw:layer="layout" svg:width="1.3cm" svg:height="1.3cm" svg:x="2.513cm" svg:y="17.788cm">
          <draw:text-box>
            <text:p><text:span text:style-name="T1">k</text:span><text:span text:style-name="T2">p</text:span></text:p>
          </draw:text-box>
        </draw:frame>
        <draw:connector draw:style-name="gr3" draw:text-style-name="P2" draw:layer="layout" draw:type="line" svg:x1="3.813cm" svg:y1="18.438cm" svg:x2="6.5cm" svg:y2="18.45cm" draw:start-shape="id8" draw:start-glue-point="1" draw:end-shape="id9" draw:end-glue-point="3" svg:d="M3813 18438l2687 12" svg:viewBox="0 0 2688 13">
          <text:p/>
        </draw:connector>
        <draw:connector draw:style-name="gr3" draw:text-style-name="P2" draw:layer="layout" draw:type="line" svg:x1="9.3cm" svg:y1="19.6cm" svg:x2="9.293cm" svg:y2="21.281cm" draw:start-shape="id9" draw:start-glue-point="2" draw:end-shape="id10" draw:end-glue-point="0" svg:d="M9300 19600l-7 1681" svg:viewBox="0 0 8 1682">
          <text:p/>
        </draw:connector>
        <draw:connector draw:style-name="gr3" draw:text-style-name="P2" draw:layer="layout" draw:type="line" svg:x1="9.312cm" svg:y1="15.6cm" svg:x2="9.3cm" svg:y2="17.3cm" draw:start-shape="id7" draw:start-glue-point="2" draw:end-shape="id9" draw:end-glue-point="0" svg:d="M9312 15600l-12 1700" svg:viewBox="0 0 13 1701">
          <text:p/>
        </draw:connector>
        <draw:frame draw:style-name="gr9" draw:text-style-name="P5" xml:id="id10" draw:id="id10" draw:layer="layout" svg:width="5.3cm" svg:height="1.723cm" svg:x="6.643cm" svg:y="21.281cm">
          <draw:text-box>
            <text:p text:style-name="P1">Final Word Sequence (<text:span text:style-name="T3">W</text:span>)</text:p>
          </draw:text-box>
        </draw:frame>
      </draw:page>
      <draw:page draw:name="page2" draw:style-name="dp1" draw:master-page-name="Default">
        <draw:custom-shape draw:style-name="gr10" draw:text-style-name="P2" xml:id="id12" draw:id="id12" draw:layer="layout" svg:width="5.6cm" svg:height="2.3cm" svg:x="7.1cm" svg:y="9.4cm">
          <text:p text:style-name="P1">Reverse-</text:p>
          <text:p text:style-name="P1">Steganographic</text:p>
          <text:p text:style-name="P1">Algorith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11" draw:id="id11" draw:layer="layout" svg:width="1.2cm" svg:height="1.3cm" svg:x="3.1cm" svg:y="9.9cm">
          <draw:text-box>
            <text:p><text:span text:style-name="T1">k</text:span><text:span text:style-name="T2">s</text:span></text:p>
          </draw:text-box>
        </draw:frame>
        <draw:connector draw:style-name="gr3" draw:text-style-name="P2" draw:layer="layout" draw:type="line" svg:x1="4.3cm" svg:y1="10.55cm" svg:x2="7.1cm" svg:y2="10.55cm" draw:start-shape="id11" draw:start-glue-point="1" draw:end-shape="id12" draw:end-glue-point="3" svg:d="M4300 10550h2800" svg:viewBox="0 0 2801 1">
          <text:p/>
        </draw:connector>
        <draw:frame draw:style-name="gr8" draw:text-style-name="P4" xml:id="id16" draw:id="id16" draw:layer="layout" svg:width="4.1cm" svg:height="1.2cm" svg:x="7.859cm" svg:y="13.3cm">
          <draw:text-box>
            <text:p>Plaintext (p’)</text:p>
          </draw:text-box>
        </draw:frame>
        <draw:custom-shape draw:style-name="gr10" draw:text-style-name="P2" xml:id="id14" draw:id="id14" draw:layer="layout" svg:width="5.6cm" svg:height="2.3cm" svg:x="7.121cm" svg:y="5.5cm">
          <text:p text:style-name="P1">Text Reverse </text:p>
          <text:p text:style-name="P1">Permutation 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13" draw:id="id13" draw:layer="layout" svg:width="1.3cm" svg:height="1.3cm" svg:x="3.2cm" svg:y="6cm">
          <draw:text-box>
            <text:p><text:span text:style-name="T1">k</text:span><text:span text:style-name="T2">p</text:span></text:p>
          </draw:text-box>
        </draw:frame>
        <draw:connector draw:style-name="gr3" draw:text-style-name="P2" draw:layer="layout" draw:type="line" svg:x1="4.5cm" svg:y1="6.65cm" svg:x2="7.121cm" svg:y2="6.65cm" draw:start-shape="id13" draw:start-glue-point="1" draw:end-shape="id14" draw:end-glue-point="3" svg:d="M4500 6650h2621" svg:viewBox="0 0 2622 1">
          <text:p/>
        </draw:connector>
        <draw:frame draw:style-name="gr9" draw:text-style-name="P5" xml:id="id15" draw:id="id15" draw:layer="layout" svg:width="5.3cm" svg:height="1.723cm" svg:x="7.3cm" svg:y="2.177cm">
          <draw:text-box>
            <text:p text:style-name="P1">Final Word Sequence (<text:span text:style-name="T3">W</text:span>)</text:p>
          </draw:text-box>
        </draw:frame>
        <draw:connector draw:style-name="gr3" draw:text-style-name="P2" draw:layer="layout" draw:type="line" svg:x1="9.95cm" svg:y1="3.9cm" svg:x2="9.921cm" svg:y2="5.5cm" draw:start-shape="id15" draw:end-shape="id14" draw:end-glue-point="0" svg:d="M9950 3900l-29 1600" svg:viewBox="0 0 30 1601">
          <text:p/>
        </draw:connector>
        <draw:connector draw:style-name="gr3" draw:text-style-name="P2" draw:layer="layout" draw:type="line" svg:x1="9.921cm" svg:y1="7.8cm" svg:x2="9.9cm" svg:y2="9.4cm" draw:start-shape="id14" draw:start-glue-point="2" draw:end-shape="id12" draw:end-glue-point="0" svg:d="M9921 7800l-21 1600" svg:viewBox="0 0 22 1601">
          <text:p/>
        </draw:connector>
        <draw:connector draw:style-name="gr3" draw:text-style-name="P2" draw:layer="layout" draw:type="line" svg:x1="9.9cm" svg:y1="11.7cm" svg:x2="9.909cm" svg:y2="13.3cm" draw:start-shape="id12" draw:start-glue-point="2" draw:end-shape="id16" draw:end-glue-point="0" svg:d="M9900 11700l9 1600" svg:viewBox="0 0 10 1601">
          <text:p/>
        </draw:connector>
      </draw:page>
      <draw:page draw:name="page3" draw:style-name="dp1" draw:master-page-name="Default">
        <draw:frame draw:style-name="gr11" draw:text-style-name="P6" draw:layer="layout" svg:width="9.198cm" svg:height="0.878cm" svg:x="1.202cm" svg:y="2.537cm">
          <draw:text-box>
            <text:p><text:span text:style-name="T5">Plaintext</text:span><text:span text:style-name="T6"> = "</text:span><text:span text:style-name="T7">retreatbymidnight</text:span><text:span text:style-name="T8">"</text:span></text:p>
          </draw:text-box>
        </draw:frame>
        <draw:frame draw:style-name="gr11" draw:text-style-name="P6" draw:layer="layout" svg:width="6cm" svg:height="0.878cm" svg:x="1.2cm" svg:y="3.8cm">
          <draw:text-box>
            <text:p><text:span text:style-name="T9">key_s</text:span><text:span text:style-name="T8"> = "</text:span><text:span text:style-name="T10">5924178</text:span><text:span text:style-name="T8">"</text:span></text:p>
          </draw:text-box>
        </draw:frame>
        <draw:frame draw:style-name="gr12" draw:text-style-name="P6" draw:layer="layout" svg:width="19.172cm" svg:height="2.132cm" svg:x="1.128cm" svg:y="5cm">
          <draw:text-box>
            <text:p><text:span text:style-name="T9">Covertext</text:span><text:span text:style-name="T8"> = </text:span><text:span text:style-name="T11">foundry unbenevolentness retching discrepated redue bronchiarctia promulgate hobnobbed sematology pemphixes flaking edibility coercions supposititiousness pathogenicity chilognathous astrut</text:span></text:p>
          </draw:text-box>
        </draw:frame>
        <draw:frame draw:style-name="gr13" draw:text-style-name="P6" draw:layer="layout" svg:width="16.342cm" svg:height="0.963cm" svg:x="1.158cm" svg:y="7.6cm">
          <draw:text-box>
            <text:p><text:span text:style-name="T9">key_p </text:span><text:span text:style-name="T8">= (</text:span><text:span text:style-name="T10">14, 16, 13, 7, 1, 3, 8, 4, 10, 6, 11, 2, 0, 15, 9, 5, 12</text:span><text:span text:style-name="T8">)</text:span></text:p>
          </draw:text-box>
        </draw:frame>
        <draw:frame draw:style-name="gr14" draw:text-style-name="P6" draw:layer="layout" svg:width="19cm" svg:height="2.759cm" svg:x="1.1cm" svg:y="8.9cm">
          <draw:text-box>
            <text:p><text:span text:style-name="T9">Final covertext</text:span><text:span text:style-name="T8"> = </text:span><text:span text:style-name="T12">coercions redue edibility bronchiarctia hobnobbed chilognathous pemphixes discrepated promulgate pathogenicity sematology flaking astrut retching foundry supposititiousness unbenevolentness</text:span></text:p>
          </draw:text-box>
        </draw:frame>
        <draw:line draw:style-name="gr15" draw:text-style-name="P2" draw:layer="layout" svg:x1="1.3cm" svg:y1="12.3cm" svg:x2="19.9cm" svg:y2="12.2cm">
          <text:p/>
        </draw:line>
        <draw:frame draw:style-name="gr14" draw:text-style-name="P6" draw:layer="layout" svg:width="19.172cm" svg:height="2.759cm" svg:x="1.128cm" svg:y="15.4cm">
          <draw:text-box>
            <text:p><text:span text:style-name="T9">Reversed Permuted Covertext</text:span><text:span text:style-name="T8"> = </text:span><text:span text:style-name="T13">foundry unbenevolentness retching discrepated redue bronchiarctia promulgate hobnobbed sematology pemphixes flaking edibility coercions supposititiousness pathogenicity chilognathous astrut</text:span></text:p>
          </draw:text-box>
        </draw:frame>
        <draw:frame draw:style-name="gr13" draw:text-style-name="P6" draw:layer="layout" svg:width="11.798cm" svg:height="0.963cm" svg:x="1.102cm" svg:y="20.237cm">
          <draw:text-box>
            <text:p><text:span text:style-name="T5">Uncovered Plaintext</text:span><text:span text:style-name="T6"> = "</text:span><text:span text:style-name="T7">retreatbymidnight</text:span><text:span text:style-name="T8">"</text:span></text:p>
          </draw:text-box>
        </draw:frame>
        <draw:frame draw:style-name="gr11" draw:text-style-name="P7" draw:layer="layout" svg:width="3.798cm" svg:height="0.878cm" svg:x="1.202cm" svg:y="1.1cm">
          <draw:text-box>
            <text:p><text:span text:style-name="T5">Sender End</text:span></text:p>
          </draw:text-box>
        </draw:frame>
        <draw:frame draw:style-name="gr11" draw:text-style-name="P7" draw:layer="layout" svg:width="4.098cm" svg:height="0.878cm" svg:x="1.102cm" svg:y="13cm">
          <draw:text-box>
            <text:p><text:span text:style-name="T5">Receiver End</text:span></text:p>
          </draw:text-box>
        </draw:frame>
        <draw:frame draw:style-name="gr13" draw:text-style-name="P6" draw:layer="layout" svg:width="16.342cm" svg:height="0.963cm" svg:x="1.158cm" svg:y="14.101cm">
          <draw:text-box>
            <text:p><text:span text:style-name="T9">key_p </text:span><text:span text:style-name="T8">= (</text:span><text:span text:style-name="T10">14, 16, 13, 7, 1, 3, 8, 4, 10, 6, 11, 2, 0, 15, 9, 5, 12</text:span><text:span text:style-name="T8">)</text:span></text:p>
          </draw:text-box>
        </draw:frame>
        <draw:frame draw:style-name="gr11" draw:text-style-name="P6" draw:layer="layout" svg:width="6cm" svg:height="0.878cm" svg:x="1.2cm" svg:y="18.7cm">
          <draw:text-box>
            <text:p><text:span text:style-name="T9">key_s</text:span><text:span text:style-name="T8"> = "</text:span><text:span text:style-name="T10">5924178</text:span><text:span text:style-name="T8">"</text:span></text:p>
          </draw:text-box>
        </draw:frame>
      </draw:page>
      <draw:page draw:name="page4" draw:style-name="dp1" draw:master-page-name="Default">
        <draw:frame draw:style-name="gr11" draw:text-style-name="P6" draw:layer="layout" svg:width="9.198cm" svg:height="0.878cm" svg:x="1.202cm" svg:y="1.2cm">
          <draw:text-box>
            <text:p><text:span text:style-name="T5">Plaintext</text:span><text:span text:style-name="T6"> = "</text:span><text:span text:style-name="T7">retreatbymidnight</text:span><text:span text:style-name="T8">"</text:span></text:p>
          </draw:text-box>
        </draw:frame>
        <draw:frame draw:style-name="gr11" draw:text-style-name="P6" draw:layer="layout" svg:width="6cm" svg:height="0.878cm" svg:x="1.2cm" svg:y="2.222cm">
          <draw:text-box>
            <text:p><text:span text:style-name="T9">key_s</text:span><text:span text:style-name="T8"> = "</text:span><text:span text:style-name="T10">5924178</text:span><text:span text:style-name="T8">"</text:span></text:p>
          </draw:text-box>
        </draw:frame>
        <draw:frame draw:style-name="gr12" draw:text-style-name="P6" draw:layer="layout" svg:width="19.172cm" svg:height="2.132cm" svg:x="1.1cm" svg:y="3.368cm">
          <draw:text-box>
            <text:p><text:span text:style-name="T9">Run 1 Covertext</text:span><text:span text:style-name="T8"> = </text:span><text:span text:style-name="T11">foundry unbenevolentness retching discrepated redue bronchiarctia promulgate hobnobbed sematology pemphixes flaking edibility coercions supposititiousness pathogenicity chilognathous astrut</text:span></text:p>
          </draw:text-box>
        </draw:frame>
        <draw:frame draw:style-name="gr16" draw:text-style-name="P6" draw:layer="layout" svg:width="19.256cm" svg:height="3.096cm" svg:x="1.044cm" svg:y="6.004cm">
          <draw:text-box>
            <text:p><text:span text:style-name="T9">Run 2 Covertext</text:span><text:span text:style-name="T8"> = </text:span><text:span text:style-name="T14">underregion adlumidine antrophore recarnify septuagenarianism carpetbagging backcountry rinsable somnipathy limpwort coffinless adventuring hideousness electrodissolution humbuggers saccharochemotropic kiter</text:span></text:p>
          </draw:text-box>
        </draw:frame>
        <draw:frame draw:style-name="gr14" draw:text-style-name="P6" draw:layer="layout" svg:width="19.856cm" svg:height="2.759cm" svg:x="0.944cm" svg:y="9.304cm">
          <draw:text-box>
            <text:p><text:span text:style-name="T9">Run 3 Covertext</text:span><text:span text:style-name="T8"> = </text:span><text:span text:style-name="T15">multiradial continuate katun revertal hemimetamorphosis biodegraded postmutative chalybeous enchantery unmorally multipass idioplasmic unpulvinated sphenisciformes abridging cephalanthus anticombination</text:span></text:p>
          </draw:text-box>
        </draw:frame>
        <draw:frame draw:style-name="gr14" draw:text-style-name="P6" draw:layer="layout" svg:width="19.856cm" svg:height="2.759cm" svg:x="0.944cm" svg:y="12.705cm">
          <draw:text-box>
            <text:p><text:span text:style-name="T9">Run 4 Covertext</text:span><text:span text:style-name="T8"> = </text:span><text:span text:style-name="T16">albocracy unquotable antiferment homer wealthiest illiteracy pseudomythical rustyback unsanitary mimamsa italicizes identifiableness impotionate unmodernised aortographic directorship rettery</text:span></text:p>
            <text:p><text:span text:style-name="T17"/></text:p>
          </draw:text-box>
        </draw:frame>
        <draw:frame draw:style-name="gr14" draw:text-style-name="P6" draw:layer="layout" svg:width="19.856cm" svg:height="2.759cm" svg:x="0.944cm" svg:y="15.506cm">
          <draw:text-box>
            <text:p><text:span text:style-name="T9">Run 5 Covertext</text:span><text:span text:style-name="T8"> = </text:span><text:span text:style-name="T18">boilerless stockholder cottabus unharmable rerecorded polonization nonascertainment semioblivious equivocacy unmeaning spinicarpous idealizer summerings pentaploidic planographist semianesthetic untewed</text:span></text:p>
          </draw:text-box>
        </draw:frame>
      </draw:page>
      <draw:page draw:name="page5" draw:style-name="dp1" draw:master-page-name="Default">
        <draw:frame draw:style-name="gr11" draw:text-style-name="P6" draw:layer="layout" svg:width="9.198cm" svg:height="0.878cm" svg:x="1.202cm" svg:y="1.201cm">
          <draw:text-box>
            <text:p><text:span text:style-name="T5">Plaintext</text:span><text:span text:style-name="T6"> = "</text:span><text:span text:style-name="T7">retreatbymidnight</text:span><text:span text:style-name="T8">"</text:span></text:p>
          </draw:text-box>
        </draw:frame>
        <draw:frame draw:style-name="gr11" draw:text-style-name="P6" draw:layer="layout" svg:width="6cm" svg:height="0.878cm" svg:x="1.2cm" svg:y="2.223cm">
          <draw:text-box>
            <text:p><text:span text:style-name="T9">key_s</text:span><text:span text:style-name="T8"> = "</text:span><text:span text:style-name="T10">44444444</text:span><text:span text:style-name="T8">"</text:span></text:p>
          </draw:text-box>
        </draw:frame>
        <draw:frame draw:style-name="gr12" draw:text-style-name="P6" draw:layer="layout" svg:width="19.172cm" svg:height="2.759cm" svg:x="1.1cm" svg:y="3.369cm">
          <draw:text-box>
            <text:p><text:span text:style-name="T9">Run </text:span><text:span text:style-name="T9">1 </text:span><text:span text:style-name="T9">Cov</text:span><text:span text:style-name="T9">erte</text:span><text:span text:style-name="T9">xt</text:span><text:span text:style-name="T8"> = </text:span><text:span text:style-name="T11">pete</text:span><text:span text:style-name="T11">rwor</text:span><text:span text:style-name="T11">t </text:span><text:span text:style-name="T11">han</text:span><text:span text:style-name="T11">se </text:span><text:span text:style-name="T11">devi</text:span><text:span text:style-name="T11">trifia</text:span><text:span text:style-name="T11">ble </text:span><text:span text:style-name="T11">reve</text:span><text:span text:style-name="T11">rsio</text:span><text:span text:style-name="T11">nally </text:span><text:span text:style-name="T11">hom</text:span><text:span text:style-name="T11">oeo</text:span><text:span text:style-name="T11">mer</text:span><text:span text:style-name="T11">al </text:span><text:span text:style-name="T11">phil</text:span><text:span text:style-name="T11">ateli</text:span><text:span text:style-name="T11">st </text:span><text:span text:style-name="T11">allite</text:span><text:span text:style-name="T11">ratio</text:span><text:span text:style-name="T11">nist </text:span><text:span text:style-name="T11">over</text:span><text:span text:style-name="T11">buy</text:span><text:span text:style-name="T11">s </text:span><text:span text:style-name="T11">phar</text:span><text:span text:style-name="T11">yng</text:span><text:span text:style-name="T11">oglo</text:span><text:span text:style-name="T11">ssal </text:span><text:span text:style-name="T11">unro</text:span><text:span text:style-name="T11">man</text:span><text:span text:style-name="T11">tic </text:span><text:span text:style-name="T11">dun</text:span><text:span text:style-name="T11">pickl</text:span><text:span text:style-name="T11">e </text:span><text:span text:style-name="T11">jerid </text:span><text:span text:style-name="T11">subi</text:span><text:span text:style-name="T11">nfeu</text:span><text:span text:style-name="T11">dati</text:span><text:span text:style-name="T11">ng </text:span><text:span text:style-name="T11">inqu</text:span><text:span text:style-name="T11">isitio</text:span><text:span text:style-name="T11">ns </text:span><text:span text:style-name="T11">unsi</text:span><text:span text:style-name="T11">gnal</text:span><text:span text:style-name="T11">ised </text:span><text:span text:style-name="T11">nort</text:span><text:span text:style-name="T11">hern</text:span><text:span text:style-name="T11">ly </text:span><text:span text:style-name="T11">unm</text:span><text:span text:style-name="T11">atte</text:span><text:span text:style-name="T11">d </text:span></text:p>
          </draw:text-box>
        </draw:frame>
        <draw:frame draw:style-name="gr17" draw:text-style-name="P6" draw:layer="layout" svg:width="19.256cm" svg:height="2.132cm" svg:x="1.044cm" svg:y="6.305cm">
          <draw:text-box>
            <text:p><text:span text:style-name="T9">Run 2 Covertext</text:span><text:span text:style-name="T8"> = </text:span><text:span text:style-name="T14">unnerved unseemingly ablated underquoted summerhouse cakra unhit preabundantly episynthetic hallmark dodoisms prodder appendicectomies twilit indigently farthingdeal senatorship</text:span></text:p>
          </draw:text-box>
        </draw:frame>
        <draw:frame draw:style-name="gr12" draw:text-style-name="P6" draw:layer="layout" svg:width="19.056cm" svg:height="2.132cm" svg:x="0.944cm" svg:y="9.305cm">
          <draw:text-box>
            <text:p><text:span text:style-name="T9">Run 3 Covertext</text:span><text:span text:style-name="T8"> = </text:span><text:span text:style-name="T15">sonorize sedgelike fruitworm gharri fitted coppaelite unfit hautboy pliny pneometry vaalite claudia reginae pycnial malagma highhatting komitadji</text:span></text:p>
          </draw:text-box>
        </draw:frame>
        <draw:frame draw:style-name="gr18" draw:text-style-name="P6" draw:layer="layout" svg:width="19.856cm" svg:height="2.2cm" svg:x="0.944cm" svg:y="12.2cm">
          <draw:text-box>
            <text:p><text:span text:style-name="T9">Run 4 Covertext</text:span><text:span text:style-name="T8"> = </text:span><text:span text:style-name="T16">nonarchitectonic </text:span><text:span text:style-name="T16">harbergage tabetics </text:span><text:span text:style-name="T16">doser patterning vitta </text:span><text:span text:style-name="T16">hepatopancreas </text:span><text:span text:style-name="T16">trombiculid cassytha </text:span><text:span text:style-name="T16">estamene deificatory </text:span><text:span text:style-name="T16">roundoff </text:span><text:span text:style-name="T16">perineptunium </text:span><text:span text:style-name="T16">pigwidgin mortgage </text:span><text:span text:style-name="T16">dumbhead </text:span><text:span text:style-name="T16">gemstones</text:span></text:p>
          </draw:text-box>
        </draw:frame>
        <draw:frame draw:style-name="gr19" draw:text-style-name="P6" draw:layer="layout" svg:width="19.856cm" svg:height="2.132cm" svg:x="0.944cm" svg:y="15.107cm">
          <draw:text-box>
            <text:p><text:span text:style-name="T9">Run 5 Covertext</text:span><text:span text:style-name="T8"> = </text:span><text:span text:style-name="T18">etherified iztle </text:span><text:span text:style-name="T18">pomate imperforation </text:span><text:span text:style-name="T18">doomer prorated </text:span><text:span text:style-name="T18">prostates sandbur </text:span><text:span text:style-name="T18">gowdy illuminato </text:span><text:span text:style-name="T18">archimorphic </text:span><text:span text:style-name="T18">pseudosophist </text:span><text:span text:style-name="T18">decanonization alaki </text:span><text:span text:style-name="T18">groggery </text:span><text:span text:style-name="T18">psychometrical </text:span><text:span text:style-name="T18">adjuta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3T11:57:41.087819402</meta:creation-date>
    <meta:editing-duration>PT1H26M34S</meta:editing-duration>
    <meta:editing-cycles>15</meta:editing-cycles>
    <meta:generator>LibreOffice/6.0.7.3$Linux_X86_64 LibreOffice_project/00m0$Build-3</meta:generator>
    <dc:date>2023-02-23T12:05:26.217330320</dc:date>
    <meta:document-statistic meta:object-count="56"/>
  </office:meta>
</office:document-meta>
</file>